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E071DA2D83E171B6.jpg" manifest:media-type="image/jpeg"/>
  <manifest:file-entry manifest:full-path="Pictures/10000000000000F100000058B28672B13CFFC1B6.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Droid Sans Fallback1" svg:font-family="'Droid Sans Fallback', 'Yu Gothic'"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text-properties fo:language="es" fo:country="MX"/>
    </style:style>
    <style:style style:name="P3" style:family="paragraph" style:parent-style-name="Standard">
      <style:paragraph-properties fo:margin-left="0cm" fo:margin-right="-0.508cm" fo:text-indent="0cm" style:auto-text-indent="false" style:snap-to-layout-grid="false"/>
    </style:style>
    <style:style style:name="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5" style:family="paragraph" style:parent-style-name="Header">
      <style:paragraph-properties fo:margin-left="0cm" fo:margin-right="-0.508cm" fo:text-indent="0cm" style:auto-text-indent="false"/>
    </style:style>
    <style:style style:name="P6" style:family="paragraph" style:parent-style-name="Standard">
      <style:paragraph-properties fo:margin-left="0cm" fo:margin-right="-0.508cm" fo:text-indent="0cm" style:auto-text-indent="false" fo:break-before="page"/>
    </style:style>
    <style:style style:name="P7" style:family="paragraph" style:parent-style-name="norita">
      <style:paragraph-properties fo:margin-left="0cm" fo:margin-right="-0.508cm" fo:text-indent="0cm" style:auto-text-indent="false"/>
    </style:style>
    <style:style style:name="P8" style:family="paragraph" style:parent-style-name="norita">
      <style:paragraph-properties fo:margin-left="0cm" fo:margin-right="-0.508cm" fo:text-align="justify" style:justify-single-word="false" fo:text-indent="0cm" style:auto-text-indent="false"/>
      <style:text-properties style:font-name="Nimbus Roman No9 L1" style:font-name-complex="Nimbus Roman No9 L1"/>
    </style:style>
    <style:style style:name="P9" style:family="paragraph" style:parent-style-name="norita">
      <style:paragraph-properties fo:margin-left="0cm" fo:margin-right="-0.508cm" fo:text-align="justify" style:justify-single-word="false" fo:text-indent="0cm" style:auto-text-indent="false"/>
    </style:style>
    <style:style style:name="P10"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P11" style:family="paragraph" style:parent-style-name="Standard">
      <style:paragraph-properties fo:text-align="justify" style:justify-single-word="false"/>
      <style:text-properties style:font-name="Nimbus Roman No9 L" style:font-name-complex="Nimbus Roman No9 L1"/>
    </style:style>
    <style:style style:name="P12" style:family="paragraph" style:parent-style-name="Standard">
      <style:paragraph-properties fo:text-align="center" style:justify-single-word="false"/>
      <style:text-properties style:font-name="Nimbus Roman No9 L" style:font-name-complex="Nimbus Roman No9 L1"/>
    </style:style>
    <style:style style:name="P13" style:family="paragraph" style:parent-style-name="Standard">
      <style:paragraph-properties fo:text-align="justify" style:justify-single-word="false"/>
      <style:text-properties style:font-name="Nimbus Roman No9 L"/>
    </style:style>
    <style:style style:name="P14" style:family="paragraph" style:parent-style-name="Standard">
      <style:paragraph-properties fo:margin-left="5.413cm" fo:margin-right="0cm" fo:text-align="justify" style:justify-single-word="false" fo:text-indent="-5.442cm" style:auto-text-indent="false"/>
      <style:text-properties style:font-name="Nimbus Roman No9 L" style:font-name-complex="Nimbus Roman No9 L1"/>
    </style:style>
    <style:style style:name="P15" style:family="paragraph" style:parent-style-name="Standard">
      <style:paragraph-properties fo:margin-left="0.009cm" fo:margin-right="-0.035cm" fo:text-align="justify" style:justify-single-word="false" fo:text-indent="0cm" style:auto-text-indent="false" style:snap-to-layout-grid="false"/>
      <style:text-properties style:font-name="Nimbus Roman No9 L" fo:language="es" fo:country="MX" style:font-name-complex="Times New Roman"/>
    </style:style>
    <style:style style:name="P16" style:family="paragraph" style:parent-style-name="Standard">
      <style:paragraph-properties fo:margin-left="5.92cm" fo:margin-right="0cm" fo:text-align="justify" style:justify-single-word="false" fo:text-indent="-5.941cm" style:auto-text-indent="false">
        <style:tab-stops/>
      </style:paragraph-properties>
      <style:text-properties style:font-name="Nimbus Roman No9 L1" style:font-name-complex="Nimbus Roman No9 L1"/>
    </style:style>
    <style:style style:name="P17" style:family="paragraph" style:parent-style-name="Standard">
      <style:paragraph-properties fo:margin-left="0cm" fo:margin-right="0cm" fo:text-align="justify" style:justify-single-word="false" fo:text-indent="0.499cm" style:auto-text-indent="false"/>
      <style:text-properties style:font-name="Nimbus Roman No9 L" style:font-name-complex="Times New Roman"/>
    </style:style>
    <style:style style:name="P18" style:family="paragraph" style:parent-style-name="Standard">
      <style:paragraph-properties fo:margin-left="0cm" fo:margin-right="0cm" fo:text-align="justify" style:justify-single-word="false" fo:text-indent="0.499cm" style:auto-text-indent="false"/>
      <style:text-properties style:use-window-font-color="true" style:font-name="Nimbus Roman No9 L" fo:font-size="12pt" fo:language="es" fo:country="AR" style:letter-kerning="true" style:font-name-asian="Droid Sans Fallback1" style:font-size-asian="12pt" style:language-asian="zh" style:country-asian="CN" style:font-name-complex="Times New Roman" style:font-size-complex="12pt" style:language-complex="hi" style:country-complex="IN"/>
    </style:style>
    <style:style style:name="P19" style:family="paragraph" style:parent-style-name="norita">
      <style:paragraph-properties fo:margin-left="0cm" fo:margin-right="0cm" fo:line-height="100%" fo:text-indent="0.499cm" style:auto-text-indent="false"/>
      <style:text-properties style:font-name="Nimbus Roman No9 L" style:font-name-complex="Times New Roman"/>
    </style:style>
    <style:style style:name="P20" style:family="paragraph" style:parent-style-name="norita">
      <style:paragraph-properties fo:margin-left="0cm" fo:margin-right="0cm" fo:line-height="100%" fo:text-align="justify" style:justify-single-word="false" fo:text-indent="0.499cm" style:auto-text-indent="false"/>
      <style:text-properties style:font-name="Nimbus Roman No9 L" style:font-name-complex="Times New Roman"/>
    </style:style>
    <style:style style:name="P21" style:family="paragraph" style:parent-style-name="Standard" style:master-page-name="Standard">
      <style:paragraph-properties fo:text-align="center" style:justify-single-word="false" style:page-number="auto"/>
      <style:text-properties style:font-name="Nimbus Roman No9 L" style:font-name-complex="Nimbus Roman No9 L1"/>
    </style:style>
    <style:style style:name="P22" style:family="paragraph" style:parent-style-name="Standard" style:master-page-name="">
      <loext:graphic-properties draw:fill="none"/>
      <style:paragraph-properties fo:margin-left="2.3cm" fo:margin-right="0cm" fo:text-align="justify" style:justify-single-word="false" fo:orphans="2" fo:widows="2" fo:hyphenation-ladder-count="no-limit" fo:text-indent="-2.3cm" style:auto-text-indent="false" style:page-number="auto" fo:background-color="transparent" style:text-autospace="ideograph-alpha" style:punctuation-wrap="hanging" style:line-break="strict" style:writing-mode="lr-tb"/>
      <style:text-properties style:font-name="Nimbus Roman No9 L1" style:font-name-complex="Nimbus Roman No9 L1" fo:hyphenate="false" fo:hyphenation-remain-char-count="2" fo:hyphenation-push-char-count="2"/>
    </style:style>
    <style:style style:name="T1" style:family="text">
      <style:text-properties fo:language="es" fo:country="MX"/>
    </style:style>
    <style:style style:name="T2" style:family="text">
      <style:text-properties fo:language="es" fo:country="MX" officeooo:rsid="000652df"/>
    </style:style>
    <style:style style:name="T3" style:family="text">
      <style:text-properties style:use-window-font-color="true" fo:font-size="12pt" fo:language="es" fo:country="AR" style:letter-kerning="true" style:font-name-asian="Droid Sans Fallback1" style:font-size-asian="12pt" style:language-asian="zh" style:country-asian="CN" style:font-size-complex="12pt" style:language-complex="hi" style:country-complex="IN"/>
    </style:style>
    <style:style style:name="T4" style:family="text">
      <style:text-properties style:font-name="Nimbus Roman No9 L"/>
    </style:style>
    <style:style style:name="T5" style:family="text">
      <style:text-properties style:font-name="Nimbus Roman No9 L" style:font-name-complex="Times New Roman"/>
    </style:style>
    <style:style style:name="T6" style:family="text">
      <style:text-properties style:font-name="Nimbus Roman No9 L" style:font-name-asian="Times New Roman" style:font-name-complex="Times New Roman"/>
    </style:style>
    <style:style style:name="T7" style:family="text">
      <style:text-properties officeooo:rsid="000652df"/>
    </style:style>
    <style:style style:name="T8" style:family="text">
      <style:text-properties fo:font-style="italic" style:font-style-asian="italic" style:font-style-complex="italic"/>
    </style:style>
    <style:style style:name="T9" style:family="text">
      <style:text-properties fo:font-style="italic" officeooo:rsid="000652df"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DECLARACIÓN</text:span> N.º 2496-CM-19</text:p>
      <text:p text:style-name="P11"/>
      <text:p text:style-name="P16"><text:span text:style-name="T4">DESCRIPCIÓN SINTÉTICA: </text:span><text:span text:style-name="Fuente_20_de_20_párrafo_20_predeter.1"><text:span text:style-name="T5">SE DECLARA DE INTERÉS MUNICIPAL, ARTÍSTICO Y CULTURAL AL MURAL DEL ANFITEATRO SITO EN MORENO Y VILLEGAS.</text:span></text:span></text:p>
      <text:p text:style-name="P14"/>
      <text:p text:style-name="P14"/>
      <text:p text:style-name="P11">ANTECEDENTES</text:p>
      <text:p text:style-name="P11"/>
      <text:p text:style-name="P19">Carta Orgánica Municipal. <text:s/></text:p>
      <text:p text:style-name="P20"/>
      <text:p text:style-name="P20">Ordenanza 2071-CM-10: Jerarquización de las declaraciones de interés del Concejo Municipal. Reglamentación.</text:p>
      <text:p text:style-name="P11"/>
      <text:p text:style-name="P11">FUNDAMENTOS</text:p>
      <text:p text:style-name="P11"/>
      <text:p text:style-name="P17">El anfiteatro de Moreno y Villegas es un lugar icónico de nuestra ciudad, donde se desarrollan numerosas actividades culturales. Durante el mes de enero el grupo OGP se encargó voluntariamente de la renovación del mural que allí se encuentra, ya que el anterior se encontraba deteriorado. El trabajo realizado es de gran valor para nuestra comunidad, representa nuestras identidades culturales y da muestra de la calidad del <text:span text:style-name="T3">arte local.</text:span></text:p>
      <text:p text:style-name="P18"/>
      <text:p text:style-name="P18">OGP es un grupo autogestivo que realiza murales desde 1999, siempre con la idea de una evolución y perfeccionamiento en lo que hacen. Afirmados en lo que se considera <text:span text:style-name="T9">g</text:span><text:span text:style-name="T8">rafitti </text:span>crecieron liberándose de las ideas tradicionales de dicho arte, recurriendo a medios y materiales no convencionales, siendo libres. Teniendo en cuenta que el mural del anfiteatro de Villegas y Moreno estaba arruinado hace tiempo, propusieron un proyecto má<text:span text:style-name="T7">s</text:span> grande incluyendo a más participantes y con un nuevo concepto.</text:p>
      <text:p text:style-name="P18"/>
      <text:p text:style-name="P18">Si bien la temática a desarrollar fue libre el concepto es la disposición de la obra de cada participante. Se diseñó para que cada artista disponga de la misma superficie en forma de hexágonos, a modo de panal de abejas, cada uno haciendo su parte con su estilo y a su manera, para hacer que algo más grande funcione, cooperando y compartiendo.</text:p>
      <text:p text:style-name="P18"/>
      <text:p text:style-name="P18">Es por ello que consideramos importante declarar de interés la intervención artística del <text:span text:style-name="T7">m</text:span>ural plasmado en el <text:span text:style-name="T7">a</text:span>nfiteatro de las <text:span text:style-name="T7">c</text:span>alles Moreno y Villegas de nuestra ciudad.</text:p>
      <text:p text:style-name="P11"><text:soft-page-break/></text:p>
      <text:p text:style-name="P22"><text:span text:style-name="T4">AUTORES: </text:span><text:span text:style-name="Fuente_20_de_20_párrafo_20_predeter.1"><text:span text:style-name="T5">Concejales Carlos Sánchez y Puente, Cristina Painefil, Claudia Contreras, Julia Fernández, Gerardo Ávila, Viviana Gelain y Diego Benítez (JSB).</text:span></text:span></text:p>
      <text:p text:style-name="P11"/>
      <text:p text:style-name="P7"><text:span text:style-name="Fuente_20_de_20_párrafo_20_predeter.1"><text:span text:style-name="T5">COLABORADORA: Natalia Thostrup.</text:span></text:span></text:p>
      <text:p text:style-name="P9"><text:span text:style-name="Fuente_20_de_20_párrafo_20_predeter.1"><text:span text:style-name="T6"><text:s/></text:span></text:span></text:p>
      <text:p text:style-name="P8"><text:span text:style-name="Fuente_20_de_20_párrafo_20_predeter.1"><text:span text:style-name="T6">INICIATIVA: Subsecretaría de Cultura de la Municipalidad de San Carlos de Bariloche.</text:span></text:span></text:p>
      <text:p text:style-name="P11"/>
      <text:p text:style-name="P11"/>
      <text:p text:style-name="P12">El proyecto original N.º 1131/19 fue aprobado en la sesión del día 1 de marzo de 2019, según consta en el Acta N.º 1110/19. Por ello, en ejercicio de las atribuciones que le otorga el Art. 38 de la Carta Orgánica Municipal,</text:p>
      <text:p text:style-name="P12"/>
      <text:p text:style-name="P12"/>
      <text:p text:style-name="P12">EL CONCEJO MUNICIPAL DE SAN CARLOS DE BARILOCHE</text:p>
      <text:p text:style-name="P12">SANCIONA CON CARÁCTER DE </text:p>
      <text:p text:style-name="P12"/>
      <text:p text:style-name="P12">DECLARACIÓN</text:p>
      <text:p text:style-name="P11"/>
      <text:p text:style-name="P11"/>
      <table:table table:name="Tabla1" table:style-name="Tabla1">
        <table:table-column table:style-name="Tabla1.A"/>
        <table:table-column table:style-name="Tabla1.B"/>
        <table:table-row table:style-name="Tabla1.1">
          <table:table-cell table:style-name="Tabla1.A1" office:value-type="string">
            <text:p text:style-name="P11">Art. 1°) </text:p>
          </table:table-cell>
          <table:table-cell table:style-name="Tabla1.A1" office:value-type="string">
            <text:p text:style-name="P15">Se declara de interés municipal, artístic<text:span text:style-name="T7">o</text:span> y cultural el <text:s/>mural realizado por OGP en el anfiteatro sito en calles Moreno y Villegas.</text:p>
            <text:p text:style-name="P11"/>
          </table:table-cell>
        </table:table-row>
        <table:table-row table:style-name="Tabla1.1">
          <table:table-cell table:style-name="Tabla1.A1" office:value-type="string">
            <text:p text:style-name="P11">Art. 2°)</text:p>
          </table:table-cell>
          <table:table-cell table:style-name="Tabla1.A1" office:value-type="string">
            <text:p text:style-name="P11">La presente declaración no implica la obligatoriedad de efectuar erogaciones por parte de la Administración Municipal. </text:p>
            <text:p text:style-name="P11"/>
          </table:table-cell>
        </table:table-row>
        <table:table-row table:style-name="Tabla1.1">
          <table:table-cell table:style-name="Tabla1.A1" office:value-type="string">
            <text:p text:style-name="P11">Art. 3°) </text:p>
          </table:table-cell>
          <table:table-cell table:style-name="Tabla1.A1" office:value-type="string">
            <text:p text:style-name="P11">Comuníquese. Dése a publicidad. Cumplido, archívese.</text:p>
            <text:p text:style-name="P11"/>
          </table:table-cell>
        </table:table-row>
      </table:table>
      <text:p text:style-name="P13"/>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Droid Sans Fallback1" svg:font-family="'Droid Sans Fallback', 'Yu Gothic'" style:font-pitch="variable"/>
    <style:font-face style:name="FreeSans2" svg:font-family="Free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Fuente_20_de_20_párrafo_20_predeter.1" style:display-name="Fuente de párrafo predeter.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13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54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113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54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fo:language="es" fo:country="MX"/>
    </style:style>
    <style:style style:name="MP2" style:family="paragraph" style:parent-style-name="Standard">
      <style:paragraph-properties fo:margin-left="0cm" fo:margin-right="-0.508cm" fo:text-indent="0cm" style:auto-text-indent="false" style:snap-to-layout-grid="false"/>
    </style:style>
    <style:style style:name="MP3" style:family="paragraph" style:parent-style-name="Standard">
      <style:paragraph-properties fo:margin-left="0cm" fo:margin-right="-0.508cm" fo:text-indent="0cm" style:auto-text-indent="false"/>
    </style:style>
    <style:style style:name="MP4"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text-properties fo:font-size="8pt" style:font-size-asian="8pt" style:font-size-complex="8pt"/>
    </style:style>
    <style:style style:name="MP6" style:family="paragraph" style:parent-style-name="Header">
      <style:paragraph-properties fo:margin-left="0cm" fo:margin-right="-0.508cm" fo:text-indent="0cm" style:auto-text-indent="false"/>
    </style:style>
    <style:style style:name="MP7" style:family="paragraph" style:parent-style-name="Standard">
      <style:paragraph-properties fo:margin-left="0cm" fo:margin-right="-0.508cm" fo:text-indent="0cm" style:auto-text-indent="false" fo:break-before="page"/>
    </style:style>
    <style:style style:name="MT1" style:family="text">
      <style:text-properties fo:language="es" fo:country="MX"/>
    </style:style>
    <style:style style:name="MT2" style:family="text">
      <style:text-properties fo:language="es" fo:country="MX" officeooo:rsid="000652df"/>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3cm" fo:margin-bottom="4.981cm" fo:margin-left="3cm" fo:margin-right="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DECLARACIÓN </text:p>
            </table:table-cell>
            <table:table-cell table:style-name="Tabla2.C1" office:value-type="string">
              <text:p text:style-name="MP2"/>
              <text:p text:style-name="MP3"><draw:frame draw:style-name="Mfr1" draw:name="gráficos1" text:anchor-type="char" svg:y="-0.146cm" svg:width="4.316cm" svg:height="1.288cm" draw:z-index="0"><draw:image xlink:href="Pictures/10000000000000F100000058B28672B13CFFC1B6.jpg" xlink:type="simple" xlink:show="embed" xlink:actuate="onLoad"/></draw:frame></text:p>
              <text:p text:style-name="MP3"/>
              <text:p text:style-name="MP3"/>
              <text:p text:style-name="MP4"/>
              <text:p text:style-name="MP5">No a la violencia de género. Ni una menos. <text:span text:style-name="MT1">(Ordenanza 3029-CM-18)</text:span></text:p>
            </table:table-cell>
          </table:table-row>
        </table:table>
        <text:p text:style-name="MP3"/>
      </style:header>
      <style:header-left>
        <text:p text:style-name="MP6"/>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DECLARACIÓN </text:p>
            </table:table-cell>
            <table:table-cell table:style-name="Tabla3.C1" office:value-type="string">
              <text:p text:style-name="MP2"/>
              <text:p text:style-name="MP3"><draw:frame draw:style-name="Mfr1" draw:name="gráficos2" text:anchor-type="char" svg:y="-0.146cm" svg:width="4.316cm" svg:height="1.288cm" draw:z-index="1"><draw:image xlink:href="Pictures/10000000000000F100000058E071DA2D83E171B6.jpg" xlink:type="simple" xlink:show="embed" xlink:actuate="onLoad"/></draw:frame></text:p>
              <text:p text:style-name="MP3"/>
              <text:p text:style-name="MP3"/>
              <text:p text:style-name="MP4"/>
              <text:p text:style-name="MP5">No a la violencia de género. Ni una menos. <text:span text:style-name="MT1">(Ordenanza </text:span><text:span text:style-name="MT2">3029</text:span><text:span text:style-name="MT1">-CM-1</text:span><text:span text:style-name="MT2">8</text:span><text:span text:style-name="MT1">)</text:span></text:p>
            </table:table-cell>
          </table:table-row>
        </table:table>
        <text:p text:style-name="MP7"/>
      </style:header-left>
      <style:footer>
        <text:p text:style-name="Standard"/>
      </style:footer>
      <style:footer-left>
        <text:p text:style-name="Standard"/>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9-03-07T10:36:19.989939956</dc:date>
    <meta:print-date>2017-03-17T10:27:00</meta:print-date>
    <meta:editing-cycles>12</meta:editing-cycles>
    <meta:editing-duration>PT11M18S</meta:editing-duration>
    <meta:generator>LibreOffice/5.1.6.2$Linux_X86_64 LibreOffice_project/10m0$Build-2</meta:generator>
    <meta:document-statistic meta:table-count="3" meta:image-count="2" meta:object-count="0" meta:page-count="2" meta:paragraph-count="30" meta:word-count="441" meta:character-count="2823" meta:non-whitespace-character-count="2401"/>
    <meta:user-defined meta:name="Información 1"/>
    <meta:user-defined meta:name="Información 2"/>
    <meta:user-defined meta:name="Información 3"/>
    <meta:user-defined meta:name="Información 4"/>
  </office:meta>
</office:document-meta>
</file>